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19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6" table:default-cell-style-name="ce5"/>
        <table:table-column table:style-name="co7" table:default-cell-style-name="ce6"/>
        <table:table-column table:style-name="co2" table:default-cell-style-name="ce1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GSM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ourNam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ionOfOrigi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gsmRegex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PlatformNam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Referen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SE18740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BV2 Cell line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Control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Dirscherl 201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8498</text:p>
          </table:table-cell>
          <table:table-cell office:value-type="string" calcext:value-type="string">
            <text:p>Dopaminergic, noradrenergic</text:p>
          </table:table-cell>
          <table:table-cell office:value-type="string" calcext:value-type="string">
            <text:p>CAD cell line. Apparently a combination of Dopaminergic and noradrenergic cell groups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D_C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Makeyev 2007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47516</text:p>
          </table:table-cell>
          <table:table-cell office:value-type="string" calcext:value-type="string">
            <text:p>Granule</text:p>
          </table:table-cell>
          <table:table-cell office:value-type="string" calcext:value-type="string">
            <text:p>Cultured cerebellar granule cells</text:p>
          </table:table-cell>
          <table:table-cell office:value-type="string" calcext:value-type="string">
            <text:p>Cerebellum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granule cells wild type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table:style-name="Default" office:value-type="string" calcext:value-type="string">
            <text:p>culture</text:p>
          </table:table-cell>
          <table:table-cell office:value-type="string" calcext:value-type="string">
            <text:p>Jonsuu 2014</text:p>
          </table:table-cell>
          <table:table-cell table:number-columns-repeated="1012"/>
        </table:table-row>
        <table:table-row table:style-name="ro4">
          <table:table-cell table:style-name="ce1"/>
          <table:table-cell table:style-name="ce1" office:value-type="string" calcext:value-type="string">
            <text:p>GSE47516</text:p>
          </table:table-cell>
          <table:table-cell table:style-name="ce1" office:value-type="string" calcext:value-type="string">
            <text:p>Cerebellum</text:p>
          </table:table-cell>
          <table:table-cell table:style-name="ce1" office:value-type="string" calcext:value-type="string">
            <text:p>mouse cerebellum at P30 wild type</text:p>
          </table:table-cell>
          <table:table-cell office:value-type="string" calcext:value-type="string">
            <text:p>Cerebellum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ouse</text:p>
          </table:table-cell>
          <table:table-cell table:style-name="ce1" office:value-type="string" calcext:value-type="string">
            <text:p>cerebellum at P30 wild type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Jonsuu 2014</text:p>
          </table:table-cell>
          <table:table-cell table:style-name="ce1" table:number-columns-repeated="1012"/>
        </table:table-row>
        <table:table-row table:style-name="ro3">
          <table:table-cell/>
          <table:table-cell office:value-type="string" calcext:value-type="string">
            <text:p>GSE4433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arvested brain</text:p>
          </table:table-cell>
          <table:table-cell table:style-name="ce4" office:value-type="string" calcext:value-type="string">
            <text:p>Head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Mouse</text:p>
          </table:table-cell>
          <table:table-cell office:value-type="string" calcext:value-type="string">
            <text:p>WT uninfected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table:style-name="ce2" office:value-type="string" calcext:value-type="string">
            <text:p>Hou 201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51365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arvested brain</text:p>
          </table:table-cell>
          <table:table-cell table:style-name="ce4" office:value-type="string" calcext:value-type="string">
            <text:p>Head</text:p>
          </table:table-cell>
          <table:table-cell table:formula="of:=8*7" office:value-type="float" office:value="56" calcext:value-type="float">
            <text:p>5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BRAIN|MOCK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anny 201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40377</text:p>
          </table:table-cell>
          <table:table-cell table:style-name="ce3" office:value-type="string" calcext:value-type="string">
            <text:p>hippocampus</text:p>
          </table:table-cell>
          <table:table-cell table:number-columns-repeated="2" office:value-type="string" calcext:value-type="string">
            <text:p>hippocampus</text:p>
          </table:table-cell>
          <table:table-cell table:formula="of:=(90+60)/2" office:value-type="float" office:value="75" calcext:value-type="float">
            <text:p>7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WT HPC Veh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Kleiman 201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40377</text:p>
          </table:table-cell>
          <table:table-cell table:number-columns-repeated="3" office:value-type="string" calcext:value-type="string">
            <text:p>striatu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WT STR Veh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Kleiman 2011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<text:a xlink:href="http://www.ncbi.nlm.nih.gov/geo/query/acc.cgi?acc=GSE19780" xlink:type="simple">GSE19780</text:a></text:p>
          </table:table-cell>
          <table:table-cell table:number-columns-repeated="2" office:value-type="string" calcext:value-type="string">
            <text:p>Huntington Striatum</text:p>
          </table:table-cell>
          <table:table-cell office:value-type="string" calcext:value-type="string">
            <text:p>striatum</text:p>
          </table:table-cell>
          <table:table-cell table:formula="of:=6.5*7" office:value-type="float" office:value="45.5" calcext:value-type="float">
            <text:p>45.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dh+/Hdh+ striatum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e 2010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<text:a xlink:href="http://www.ncbi.nlm.nih.gov/geo/query/acc.cgi?acc=GSE19780" xlink:type="simple">GSE19780</text:a></text:p>
          </table:table-cell>
          <table:table-cell table:number-columns-repeated="2" office:value-type="string" calcext:value-type="string">
            <text:p>Huntington Striatum</text:p>
          </table:table-cell>
          <table:table-cell office:value-type="string" calcext:value-type="string">
            <text:p>striatum</text:p>
          </table:table-cell>
          <table:table-cell table:formula="of:=6.5*7" office:value-type="float" office:value="45.5" calcext:value-type="float">
            <text:p>45.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dhQ111/HdhQ111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e 2010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<text:a xlink:href="http://www.ncbi.nlm.nih.gov/geo/query/acc.cgi?acc=GSE19780" xlink:type="simple">GSE19780</text:a></text:p>
          </table:table-cell>
          <table:table-cell table:number-columns-repeated="2" office:value-type="string" calcext:value-type="string">
            <text:p>Huntington Cerebellum</text:p>
          </table:table-cell>
          <table:table-cell office:value-type="string" calcext:value-type="string">
            <text:p>Cerebellum</text:p>
          </table:table-cell>
          <table:table-cell table:formula="of:=6.5*7" office:value-type="float" office:value="45.5" calcext:value-type="float">
            <text:p>45.5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dh+/Hdh+ cerebellum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e 2010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<text:a xlink:href="http://www.ncbi.nlm.nih.gov/geo/query/acc.cgi?acc=GSE19780" xlink:type="simple">GSE19780</text:a></text:p>
          </table:table-cell>
          <table:table-cell table:number-columns-repeated="2" office:value-type="string" calcext:value-type="string">
            <text:p>Huntington Cerebellum</text:p>
          </table:table-cell>
          <table:table-cell office:value-type="string" calcext:value-type="string">
            <text:p>Cerebellum</text:p>
          </table:table-cell>
          <table:table-cell table:formula="of:=6.5*7" office:value-type="float" office:value="45.5" calcext:value-type="float">
            <text:p>45.5</text:p>
          </table:table-cell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HdhQ111/HdhQ111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ee 201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26025</text:p>
          </table:table-cell>
          <table:table-cell table:style-name="ce3" office:value-type="string" calcext:value-type="string">
            <text:p>hippocampus</text:p>
          </table:table-cell>
          <table:table-cell table:number-columns-repeated="2" office:value-type="string" calcext:value-type="string">
            <text:p>hippocampus</text:p>
          </table:table-cell>
          <table:table-cell/>
          <table:table-cell office:value-type="string" calcext:value-type="string">
            <text:p>Mouse</text:p>
          </table:table-cell>
          <table:table-cell office:value-type="string" calcext:value-type="string">
            <text:p>wild type, control,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n den Hove 201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24793</text:p>
          </table:table-cell>
          <table:table-cell office:value-type="string" calcext:value-type="string">
            <text:p>Cerebellum culture</text:p>
          </table:table-cell>
          <table:table-cell office:value-type="string" calcext:value-type="string">
            <text:p>Primary culture of cerebellum neurons</text:p>
          </table:table-cell>
          <table:table-cell office:value-type="string" calcext:value-type="string">
            <text:p>Cerebellu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h_untreated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table:style-name="Default" office:value-type="string" calcext:value-type="string">
            <text:p>cultural region</text:p>
          </table:table-cell>
          <table:table-cell office:value-type="string" calcext:value-type="string">
            <text:p>Chatonnet 201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34126</text:p>
          </table:table-cell>
          <table:table-cell office:value-type="string" calcext:value-type="string">
            <text:p>Cerebral stem</text:p>
          </table:table-cell>
          <table:table-cell office:value-type="string" calcext:value-type="string">
            <text:p>Freshly isolated cerebral stem cells</text:p>
          </table:table-cell>
          <table:table-cell office:value-type="string" calcext:value-type="string">
            <text:p>Cerebell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table:style-name="ce7" office:value-type="string" calcext:value-type="string">
            <text:p>cell type</text:p>
          </table:table-cell>
          <table:table-cell office:value-type="string" calcext:value-type="string">
            <text:p>Pei 201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25926</text:p>
          </table:table-cell>
          <table:table-cell table:number-columns-repeated="3" office:value-type="string" calcext:value-type="string">
            <text:p>Prefrontal cortex</text:p>
          </table:table-cell>
          <table:table-cell table:formula="of:= 26*7" office:value-type="float" office:value="182" calcext:value-type="float">
            <text:p>182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WT_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ydin 201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SE3962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arvested brain</text:p>
          </table:table-cell>
          <table:table-cell table:style-name="ce4"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WT Brain 60d Mouse</text:p>
          </table:table-cell>
          <table:table-cell office:value-type="string" calcext:value-type="string">
            <text:p><text:a xlink:href="http://www.ncbi.nlm.nih.gov/geo/query/acc.cgi?acc=GPL1261" xlink:type="simple">GPL1261</text:a></text:p>
          </table:table-cell>
          <table:table-cell office:value-type="string" calcext:value-type="string">
            <text:p>Affymetrix 430 2.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lam 2012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1:Sheet1.K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00-00-00</text:date>, <text:time style:data-style-name="N2" text:time-value="14:25:02.453871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1:27:10.924641985</meta:creation-date>
    <dc:date>2014-09-18T16:25:54.438971281</dc:date>
    <meta:editing-duration>PT7M36S</meta:editing-duration>
    <meta:editing-cycles>3</meta:editing-cycles>
    <meta:generator>LibreOffice/4.2.6.3$Linux_X86_64 LibreOffice_project/420m0$Build-3</meta:generator>
    <meta:document-statistic meta:table-count="1" meta:cell-count="193" meta:object-count="0"/>
  </office:meta>
</office:document-meta>
</file>